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208f2a" officeooo:paragraph-rsid="00208f2a"/>
    </style:style>
    <style:style style:name="P2" style:family="paragraph" style:parent-style-name="Footer">
      <style:paragraph-properties fo:text-align="end" style:justify-single-word="false"/>
    </style:style>
    <style:style style:name="P3" style:family="paragraph" style:parent-style-name="Standard">
      <style:text-properties officeooo:rsid="001bf663" officeooo:paragraph-rsid="001bf663"/>
    </style:style>
    <style:style style:name="P4" style:family="paragraph" style:parent-style-name="Standard">
      <style:text-properties officeooo:rsid="001c88a7" officeooo:paragraph-rsid="001c88a7"/>
    </style:style>
    <style:style style:name="P5" style:family="paragraph" style:parent-style-name="Standard">
      <style:text-properties officeooo:paragraph-rsid="001ffd03"/>
    </style:style>
    <style:style style:name="P6" style:family="paragraph" style:parent-style-name="Standard">
      <style:text-properties officeooo:rsid="0016f0e1" officeooo:paragraph-rsid="001ffd03"/>
    </style:style>
    <style:style style:name="P7" style:family="paragraph" style:parent-style-name="Standard">
      <style:text-properties officeooo:rsid="001e6d58" officeooo:paragraph-rsid="001ffd03"/>
    </style:style>
    <style:style style:name="P8" style:family="paragraph" style:parent-style-name="Standard">
      <style:text-properties officeooo:rsid="00195a7e" officeooo:paragraph-rsid="001ffd03"/>
    </style:style>
    <style:style style:name="P9" style:family="paragraph" style:parent-style-name="Standard">
      <style:text-properties officeooo:rsid="00185856" officeooo:paragraph-rsid="001ffd03"/>
    </style:style>
    <style:style style:name="P10" style:family="paragraph" style:parent-style-name="Standard">
      <style:text-properties officeooo:rsid="001f541a" officeooo:paragraph-rsid="001ffd03"/>
    </style:style>
    <style:style style:name="P11" style:family="paragraph" style:parent-style-name="Standard">
      <style:text-properties officeooo:rsid="001fc930" officeooo:paragraph-rsid="001ffd03"/>
    </style:style>
    <style:style style:name="P12" style:family="paragraph" style:parent-style-name="Standard">
      <style:text-properties officeooo:rsid="001963a0" officeooo:paragraph-rsid="001ffd03"/>
    </style:style>
    <style:style style:name="P13" style:family="paragraph" style:parent-style-name="Standard">
      <style:text-properties fo:font-weight="bold" officeooo:rsid="001e6d58" officeooo:paragraph-rsid="001ffd03" style:font-weight-asian="bold" style:font-weight-complex="bold"/>
    </style:style>
    <style:style style:name="P14" style:family="paragraph" style:parent-style-name="Text_20_body">
      <style:text-properties officeooo:rsid="00232866" officeooo:paragraph-rsid="00232866"/>
    </style:style>
    <style:style style:name="P15" style:family="paragraph" style:parent-style-name="Text_20_body">
      <style:text-properties officeooo:rsid="00264ac0" officeooo:paragraph-rsid="00267b1c"/>
    </style:style>
    <style:style style:name="P16" style:family="paragraph" style:parent-style-name="Text_20_body">
      <style:text-properties officeooo:paragraph-rsid="00267b1c"/>
    </style:style>
    <style:style style:name="P17" style:family="paragraph" style:parent-style-name="Text_20_body">
      <style:text-properties officeooo:rsid="00283bff" officeooo:paragraph-rsid="00283bff"/>
    </style:style>
    <style:style style:name="P18" style:family="paragraph" style:parent-style-name="Text_20_body">
      <style:text-properties officeooo:paragraph-rsid="002b3925"/>
    </style:style>
    <style:style style:name="P19" style:family="paragraph" style:parent-style-name="Text_20_body">
      <style:paragraph-properties fo:break-before="page"/>
      <style:text-properties officeooo:paragraph-rsid="0025cff9"/>
    </style:style>
    <style:style style:name="P20" style:family="paragraph" style:parent-style-name="Text_20_body">
      <style:paragraph-properties fo:break-before="page"/>
      <style:text-properties officeooo:paragraph-rsid="00267b1c"/>
    </style:style>
    <style:style style:name="P21" style:family="paragraph" style:parent-style-name="Standard" style:list-style-name="L1">
      <style:text-properties officeooo:paragraph-rsid="002b3925"/>
    </style:style>
    <style:style style:name="P22" style:family="paragraph" style:parent-style-name="Standard" style:list-style-name="L1">
      <style:text-properties style:font-name="Liberation Serif" fo:font-size="12pt" fo:font-style="normal" fo:font-weight="normal" officeooo:paragraph-rsid="002b3925" style:font-size-asian="12pt" style:font-size-complex="12pt"/>
    </style:style>
    <style:style style:name="P23" style:family="paragraph" style:parent-style-name="Standard" style:list-style-name="L2"/>
    <style:style style:name="P24" style:family="paragraph" style:parent-style-name="Standard">
      <style:paragraph-properties fo:text-align="center" style:justify-single-word="false"/>
      <style:text-properties officeooo:rsid="001bf663" officeooo:paragraph-rsid="001bf663"/>
    </style:style>
    <style:style style:name="P25" style:family="paragraph" style:parent-style-name="Standard">
      <style:paragraph-properties fo:text-align="center" style:justify-single-word="false"/>
      <style:text-properties officeooo:rsid="001c88a7" officeooo:paragraph-rsid="001c88a7"/>
    </style:style>
    <style:style style:name="P26" style:family="paragraph" style:parent-style-name="Text_20_body">
      <style:text-properties officeooo:rsid="002c0a56" officeooo:paragraph-rsid="002c0a56"/>
    </style:style>
    <style:style style:name="P27" style:family="paragraph" style:parent-style-name="Text_20_body">
      <style:text-properties officeooo:rsid="002c562e" officeooo:paragraph-rsid="002c562e"/>
    </style:style>
    <style:style style:name="P28" style:family="paragraph" style:parent-style-name="Text_20_body">
      <style:paragraph-properties fo:text-align="center" style:justify-single-word="false"/>
      <style:text-properties officeooo:rsid="00264ac0" officeooo:paragraph-rsid="00267b1c"/>
    </style:style>
    <style:style style:name="P29" style:family="paragraph" style:parent-style-name="Text_20_body">
      <style:paragraph-properties fo:text-align="center" style:justify-single-word="false"/>
      <style:text-properties officeooo:rsid="00283bff" officeooo:paragraph-rsid="00283bff"/>
    </style:style>
    <style:style style:name="P30" style:family="paragraph" style:parent-style-name="Text_20_body">
      <style:text-properties officeooo:rsid="0024fb9a" officeooo:paragraph-rsid="0024fb9a"/>
    </style:style>
    <style:style style:name="P31" style:family="paragraph" style:parent-style-name="Text_20_body">
      <style:text-properties officeooo:rsid="002cf278" officeooo:paragraph-rsid="002cf278"/>
    </style:style>
    <style:style style:name="P32" style:family="paragraph" style:parent-style-name="Text_20_body">
      <style:text-properties officeooo:rsid="002da5ba" officeooo:paragraph-rsid="002da5ba"/>
    </style:style>
    <style:style style:name="P33" style:family="paragraph" style:parent-style-name="Heading_20_1">
      <style:text-properties officeooo:paragraph-rsid="00267b1c"/>
    </style:style>
    <style:style style:name="P34" style:family="paragraph" style:parent-style-name="Heading_20_1" style:list-style-name="">
      <style:paragraph-properties fo:margin-left="0cm" fo:margin-right="0cm" fo:text-indent="0cm" style:auto-text-indent="false">
        <style:tab-stops/>
      </style:paragraph-properties>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1ffd03"/>
    </style:style>
    <style:style style:name="P37" style:family="paragraph" style:parent-style-name="Heading_20_1">
      <style:paragraph-properties fo:break-before="page"/>
      <style:text-properties officeooo:rsid="0025cff9" officeooo:paragraph-rsid="00267b1c"/>
    </style:style>
    <style:style style:name="P38" style:family="paragraph" style:parent-style-name="Heading_20_2">
      <style:text-properties officeooo:paragraph-rsid="002b3925"/>
    </style:style>
    <style:style style:name="P39" style:family="paragraph" style:parent-style-name="Heading_20_2">
      <style:text-properties officeooo:paragraph-rsid="00267b1c"/>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mmand_5f_line">
      <style:paragraph-properties fo:text-align="center" style:justify-single-word="false"/>
    </style:style>
    <style:style style:name="T1" style:family="text">
      <style:text-properties officeooo:rsid="001c88a7"/>
    </style:style>
    <style:style style:name="T2" style:family="text">
      <style:text-properties officeooo:rsid="001ffd03"/>
    </style:style>
    <style:style style:name="T3" style:family="text">
      <style:text-properties officeooo:rsid="001fc930"/>
    </style:style>
    <style:style style:name="T4" style:family="text">
      <style:text-properties fo:font-weight="bold" style:font-weight-asian="bold" style:font-weight-complex="bold"/>
    </style:style>
    <style:style style:name="T5" style:family="text">
      <style:text-properties fo:font-weight="bold" officeooo:rsid="002062a3" style:font-weight-asian="bold" style:font-weight-complex="bold"/>
    </style:style>
    <style:style style:name="T6" style:family="text">
      <style:text-properties fo:font-weight="bold" officeooo:rsid="001963a0" style:font-weight-asian="bold" style:font-weight-complex="bold"/>
    </style:style>
    <style:style style:name="T7" style:family="text">
      <style:text-properties fo:font-weight="bold" officeooo:rsid="001ffd03" style:font-weight-asian="bold" style:font-weight-complex="bold"/>
    </style:style>
    <style:style style:name="T8" style:family="text">
      <style:text-properties fo:font-weight="bold" officeooo:rsid="001f541a" style:font-weight-asian="bold" style:font-weight-complex="bold"/>
    </style:style>
    <style:style style:name="T9" style:family="text">
      <style:text-properties fo:font-weight="bold" officeooo:rsid="0021fc9b" style:font-weight-asian="bold" style:font-weight-complex="bold"/>
    </style:style>
    <style:style style:name="T10" style:family="text">
      <style:text-properties officeooo:rsid="002062a3"/>
    </style:style>
    <style:style style:name="T11" style:family="text">
      <style:text-properties officeooo:rsid="001e6d58"/>
    </style:style>
    <style:style style:name="T12" style:family="text">
      <style:text-properties officeooo:rsid="001f541a"/>
    </style:style>
    <style:style style:name="T13" style:family="text">
      <style:text-properties officeooo:rsid="00195a7e"/>
    </style:style>
    <style:style style:name="T14" style:family="text">
      <style:text-properties officeooo:rsid="002325c7"/>
    </style:style>
    <style:style style:name="T15" style:family="text">
      <style:text-properties officeooo:rsid="001e90b5"/>
    </style:style>
    <style:style style:name="T16" style:family="text">
      <style:text-properties officeooo:rsid="0021fc9b"/>
    </style:style>
    <style:style style:name="T17" style:family="text">
      <style:text-properties officeooo:rsid="0024fb9a"/>
    </style:style>
    <style:style style:name="T18" style:family="text">
      <style:text-properties officeooo:rsid="0027cb18"/>
    </style:style>
    <style:style style:name="T19" style:family="text">
      <style:text-properties officeooo:rsid="0027d709"/>
    </style:style>
    <style:style style:name="T20" style:family="text">
      <style:text-properties officeooo:rsid="00283bff"/>
    </style:style>
    <style:style style:name="T21" style:family="text">
      <style:text-properties officeooo:rsid="002987a7"/>
    </style:style>
    <style:style style:name="T22" style:family="text">
      <style:text-properties officeooo:rsid="002b0963"/>
    </style:style>
    <style:style style:name="T23" style:family="text">
      <style:text-properties officeooo:rsid="002b3925"/>
    </style:style>
    <style:style style:name="T24" style:family="text">
      <style:text-properties officeooo:rsid="002c562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1"><text:a xlink:type="simple" xlink:href="#__RefHeading___Toc488_1583190050" text:style-name="Index_20_Link" text:visited-style-name="Index_20_Link">Présentation<text:tab/>2</text:a></text:p>
          <text:p text:style-name="P40"><text:a xlink:type="simple" xlink:href="#__RefHeading___Toc490_1583190050" text:style-name="Index_20_Link" text:visited-style-name="Index_20_Link">Objectifs :<text:tab/>2</text:a></text:p>
          <text:p text:style-name="P40"><text:a xlink:type="simple" xlink:href="#__RefHeading___Toc492_1583190050" text:style-name="Index_20_Link" text:visited-style-name="Index_20_Link">Les technologies :<text:tab/>2</text:a></text:p>
          <text:p text:style-name="P40"><text:a xlink:type="simple" xlink:href="#__RefHeading___Toc494_1583190050" text:style-name="Index_20_Link" text:visited-style-name="Index_20_Link">Résultats espérés:<text:tab/>3</text:a></text:p>
          <text:p text:style-name="P41"><text:a xlink:type="simple" xlink:href="#__RefHeading___Toc496_1583190050" text:style-name="Index_20_Link" text:visited-style-name="Index_20_Link">Github : « how people build software »<text:tab/>4</text:a></text:p>
          <text:p text:style-name="P40"><text:a xlink:type="simple" xlink:href="#__RefHeading___Toc498_1583190050" text:style-name="Index_20_Link" text:visited-style-name="Index_20_Link">présentation github<text:tab/>4</text:a></text:p>
          <text:p text:style-name="P40"><text:a xlink:type="simple" xlink:href="#__RefHeading___Toc500_1583190050" text:style-name="Index_20_Link" text:visited-style-name="Index_20_Link">Création d’un dépôt Github<text:tab/>4</text:a></text:p>
          <text:p text:style-name="P41"><text:a xlink:type="simple" xlink:href="#__RefHeading___Toc538_1583190050" text:style-name="Index_20_Link" text:visited-style-name="Index_20_Link">Base de Données : PostgreSQL<text:tab/>5</text:a></text:p>
          <text:p text:style-name="P40"><text:a xlink:type="simple" xlink:href="#__RefHeading___Toc526_1583190050" text:style-name="Index_20_Link" text:visited-style-name="Index_20_Link">Présentation de PostgreSQL<text:tab/>5</text:a></text:p>
          <text:p text:style-name="P40"><text:a xlink:type="simple" xlink:href="#__RefHeading___Toc483_1414131607" text:style-name="Index_20_Link" text:visited-style-name="Index_20_Link">Création de la base Pizzas<text:tab/>5</text:a></text:p>
          <text:p text:style-name="P40"><text:a xlink:type="simple" xlink:href="#__RefHeading___Toc530_1583190050" text:style-name="Index_20_Link" text:visited-style-name="Index_20_Link">Schéma de la base de données et du script SQL.<text:tab/>6</text:a></text:p>
          <text:p text:style-name="P41"><text:a xlink:type="simple" xlink:href="#__RefHeading___Toc502_1583190050" text:style-name="Index_20_Link" text:visited-style-name="Index_20_Link">Création backend express<text:tab/>8</text:a></text:p>
          <text:p text:style-name="P40"><text:a xlink:type="simple" xlink:href="#__RefHeading___Toc485_1414131607" text:style-name="Index_20_Link" text:visited-style-name="Index_20_Link">module de connexion à la base de données :<text:tab/>8</text:a></text:p>
          <text:p text:style-name="P40"><text:a xlink:type="simple" xlink:href="#__RefHeading___Toc491_1414131607" text:style-name="Index_20_Link" text:visited-style-name="Index_20_Link">Administration du site /admin :<text:tab/>8</text:a></text:p>
          <text:p text:style-name="P40"><text:a xlink:type="simple" xlink:href="#__RefHeading___Toc493_1414131607" text:style-name="Index_20_Link" text:visited-style-name="Index_20_Link">API Rest pizzas /api :<text:tab/>8</text:a></text:p>
          <text:p text:style-name="P40"><text:a xlink:type="simple" xlink:href="#__RefHeading___Toc495_1414131607" text:style-name="Index_20_Link" text:visited-style-name="Index_20_Link">Login et authentification /login :<text:tab/>8</text:a></text:p>
          <text:p text:style-name="P41"><text:a xlink:type="simple" xlink:href="#__RefHeading___Toc497_1414131607" text:style-name="Index_20_Link" text:visited-style-name="Index_20_Link">Création de l’application mobile Pizza-Louis<text:tab/>9</text:a></text:p>
          <text:p text:style-name="P40"><text:a xlink:type="simple" xlink:href="#__RefHeading___Toc499_1414131607" text:style-name="Index_20_Link" text:visited-style-name="Index_20_Link">Installation des bibliothèques nécessaires (Angular4)<text:tab/>9</text:a></text:p>
          <text:p text:style-name="P40"><text:a xlink:type="simple" xlink:href="#__RefHeading___Toc501_1414131607" text:style-name="Index_20_Link" text:visited-style-name="Index_20_Link">navigation dans l’application<text:tab/>9</text:a></text:p>
          <text:p text:style-name="P40"><text:a xlink:type="simple" xlink:href="#__RefHeading___Toc503_1414131607" text:style-name="Index_20_Link" text:visited-style-name="Index_20_Link">implementation<text:tab/>9</text:a></text:p>
          <text:p text:style-name="P40"><text:a xlink:type="simple" xlink:href="#__RefHeading___Toc505_1414131607" text:style-name="Index_20_Link" text:visited-style-name="Index_20_Link">Installation cordova et platform android<text:tab/>9</text:a></text:p>
          <text:p text:style-name="P40"><text:a xlink:type="simple" xlink:href="#__RefHeading___Toc507_1414131607" text:style-name="Index_20_Link" text:visited-style-name="Index_20_Link">import du projet dans l’application<text:tab/>9</text:a></text:p>
          <text:p text:style-name="P40"><text:a xlink:type="simple" xlink:href="#__RefHeading___Toc509_1414131607" text:style-name="Index_20_Link" text:visited-style-name="Index_20_Link">compilation et test<text:tab/>9</text:a></text:p>
          <text:p text:style-name="P41"><text:a xlink:type="simple" xlink:href="#__RefHeading___Toc511_1414131607" text:style-name="Index_20_Link" text:visited-style-name="Index_20_Link">Conclusion<text:tab/>10</text:a></text:p>
          <text:p text:style-name="P40"><text:a xlink:type="simple" xlink:href="#__RefHeading___Toc513_1414131607" text:style-name="Index_20_Link" text:visited-style-name="Index_20_Link">remerciements<text:tab/>10</text:a></text:p>
          <text:p text:style-name="P41"><text:a xlink:type="simple" xlink:href="#__RefHeading___Toc515_1414131607" text:style-name="Index_20_Link" text:visited-style-name="Index_20_Link">Annexes<text:tab/>11</text:a></text:p>
        </text:index-body>
      </text:table-of-content>
      <text:h text:style-name="P34" text:outline-level="1"/>
      <text:h text:style-name="P36" text:outline-level="1"><text:bookmark-start text:name="__RefHeading___Toc488_1583190050"/>Présentation<text:bookmark-end text:name="__RefHeading___Toc488_1583190050"/></text:h>
      <text:p text:style-name="Text_20_body"/>
      <text:p text:style-name="P6"/>
      <text:p text:style-name="P6"><text:tab/>J<text:span text:style-name="T3">e me nomme </text:span>Stéphane PONTEINS, 42 ans <text:span text:style-name="T3">et suis actuellement une formation de développeur javascript au Greta de Dax. Dans le cadre de cette formation, j’ai effectué un stage de 3 semaines chez WALLIE CREATION, une SSII d’Hossegor spécialisée dans la conception de sites internet et d’applications mobiles.</text:span></text:p>
      <text:p text:style-name="P6"><text:tab/><text:span text:style-name="T3">Mr PINTAT, gérant de l’entreprise, m’a proposé de participer à la création d’une application pour smartphone pour une entreprise de Tercis-les-bains, «Pizza Louis» de </text:span>vente <text:span text:style-name="T2">de pizzas à emporter et désirant augmenter sa visibilité et toucher une clientèle plus large grâce au outils numériques. Je serais en charge de la partie développement/base de données tandis que Mr PINTAT s’occupera du Webdesign.</text:span></text:p>
      <text:p text:style-name="P6"/>
      <text:p text:style-name="P6"/>
      <text:h text:style-name="Heading_20_2" text:outline-level="2"><text:bookmark-start text:name="__RefHeading___Toc490_1583190050"/><text:span text:style-name="T7">O</text:span><text:span text:style-name="T4">bjectifs </text:span>:<text:bookmark-end text:name="__RefHeading___Toc490_1583190050"/></text:h>
      <text:p text:style-name="P6"><text:span text:style-name="T10"><text:tab/>Permettre</text:span> aux clients de commander <text:s/>un repas simplement et rapidement <text:span text:style-name="T3">grâce</text:span> à leur <text:span text:style-name="T11">smart phone, et fournir à l’entreprise un ensemble d’outils afin d’améliorer leur service et leur réactivité.</text:span></text:p>
      <text:p text:style-name="P6"/>
      <text:p text:style-name="P13"><text:span text:style-name="T12">Application mobile :</text:span>pour le client utilisateur</text:p>
      <text:p text:style-name="P7"><text:tab/><text:span text:style-name="T2">pouvoir consulter la carte de la pizzeria</text:span></text:p>
      <text:p text:style-name="P6"><text:tab/><text:span text:style-name="T13">permettre de choisir une ou plusieurs pizzas de la carte</text:span></text:p>
      <text:p text:style-name="P6"><text:tab/><text:span text:style-name="T13">indiquer l’heure de retrait souhaitée</text:span></text:p>
      <text:p text:style-name="P6"><text:tab/><text:span text:style-name="T11">paiement en ligne <text:s/>(paypal)</text:span></text:p>
      <text:p text:style-name="P6"><text:tab/><text:span text:style-name="T2">recevoir une notification quand leur commande est prête ?</text:span></text:p>
      <text:p text:style-name="P6"/>
      <text:p text:style-name="P8"><text:span text:style-name="T4">B</text:span><text:span text:style-name="T8">ackend : </text:span><text:span text:style-name="T4">Pour l’entreprise</text:span> :</text:p>
      <text:p text:style-name="P8"><text:tab/>tenir a jour la liste des ingrédients/<text:span text:style-name="T2">recettes</text:span> proposés simplement</text:p>
      <text:p text:style-name="P8"><text:tab/>avoir la liste des commandes passées avec les informations de <text:span text:style-name="T2">retrait</text:span> <text:span text:style-name="T10">en temps réél</text:span></text:p>
      <text:p text:style-name="P8"><text:tab/><text:span text:style-name="T14">profiter de statistiques d‘utilisation  :</text:span></text:p>
      <text:p text:style-name="P8"><text:tab/><text:tab/><text:span text:style-name="T10">les ingrédients préférés</text:span></text:p>
      <text:p text:style-name="P8"><text:tab/><text:tab/><text:span text:style-name="T10">la répartition des commandes heures/jours/semaine/mois…</text:span></text:p>
      <text:p text:style-name="P8"><text:tab/><text:tab/><text:span text:style-name="T14">localisation des clients</text:span></text:p>
      <text:p text:style-name="P6"/>
      <text:h text:style-name="Heading_20_2" text:outline-level="2"><text:bookmark-start text:name="__RefHeading___Toc492_1583190050"/><text:span text:style-name="T5">Les technologies </text:span>: <text:bookmark-end text:name="__RefHeading___Toc492_1583190050"/></text:h>
      <text:p text:style-name="P9"><text:tab/><text:span text:style-name="T4">base POSTGRES</text:span><text:span text:style-name="T5">QL</text:span><text:span text:style-name="T4"> </text:span>: <text:span text:style-name="T10">pour réduire au maximum </text:span>les erreurs/<text:span text:style-name="T13">données incohérentes <text:tab/>(s’assurer que la commande est passée pendant les heures d’ouverture du magasin)</text:span></text:p>
      <text:p text:style-name="P9"><text:tab/><text:span text:style-name="T4">nodejs coté serveur</text:span> : <text:span text:style-name="T16">serveur web Express</text:span></text:p>
      <text:p text:style-name="P9"><text:tab/><text:span text:style-name="T4">cordova/</text:span><text:span text:style-name="T9">Angular</text:span><text:span text:style-name="T4"> </text:span>: <text:span text:style-name="T10">pour </text:span>simplifie<text:span text:style-name="T10">r</text:span> <text:span text:style-name="T10">et unifier</text:span> <text:span text:style-name="T3">le développement</text:span> <text:span text:style-name="T10">afin de déployer sur</text:span> <text:tab/><text:span text:style-name="T3">différents</text:span> <text:span text:style-name="T15">type de téléphone(android, i-phone) et tablettes</text:span></text:p>
      <text:p text:style-name="P9"/>
      <text:h text:style-name="Heading_20_2" text:outline-level="2"><text:bookmark-start text:name="__RefHeading___Toc494_1583190050"/><text:soft-page-break/><text:span text:style-name="T7">R</text:span><text:span text:style-name="T4">ésultats </text:span><text:span text:style-name="T6">espérés</text:span>: <text:bookmark-end text:name="__RefHeading___Toc494_1583190050"/></text:h>
      <text:p text:style-name="P10">m<text:span text:style-name="T2">ise</text:span> en place un outil de commercialisation et de pilotage d’entreprise</text:p>
      <text:p text:style-name="P11"><text:span text:style-name="T4">commercialisation </text:span>: </text:p>
      <text:p text:style-name="P9"><text:tab/><text:span text:style-name="T12">nouvelle source de vente (toucher une nouvelle clientèle )</text:span></text:p>
      <text:p text:style-name="P9"/>
      <text:p text:style-name="P10"><text:span text:style-name="T4">statistiques </text:span>: <text:s/></text:p>
      <text:p text:style-name="P10"><text:tab/>s’adapter aux habitudes de consommations (ingrédients, jour, heure, localisation) </text:p>
      <text:p text:style-name="P12"><text:tab/>Adapter le nombre d’employés, les commandes et le stock aux prévisions de la demande</text:p>
      <text:p text:style-name="P9"><text:tab/><text:span text:style-name="T15">Outil de ciblage géographique des clients (liens sponsorise facebook , adwords géolocalisé)</text:span></text:p>
      <text:p text:style-name="P9"/>
      <text:p text:style-name="P9"><text:tab/><text:span text:style-name="T10">Durant ce stage, j’ai pu mettre en pratique les technologies apprises lors de ma formation, en approfondir certaines, comme la création d’API REST ou l’utilisation de bibliothèque de liaison de données (Angular) et les appliquer a un projet concret, m’adapter aux demandes de modifications du client et travailler en équipe avec un webdesigner pour produire une application évolutive et apportant des solutions ciblées aux problématiques du client.</text:span></text:p>
      <text:p text:style-name="P5"/>
      <text:p text:style-name="P19"/>
      <text:h text:style-name="Heading_20_1" text:outline-level="1"><text:bookmark-start text:name="__RefHeading___Toc496_1583190050"/>Github : « <text:span text:style-name="T18">how people build software »</text:span><text:bookmark-end text:name="__RefHeading___Toc496_1583190050"/></text:h>
      <text:p text:style-name="P3"/>
      <text:h text:style-name="Heading_20_2" text:outline-level="2"><text:bookmark-start text:name="__RefHeading___Toc498_1583190050"/>présentation github<text:bookmark-end text:name="__RefHeading___Toc498_1583190050"/></text:h>
      <text:p text:style-name="Standard"><text:tab/><text:span text:style-name="T22">C</text:span>réé en 2005 (première version stable) par Linus Torvalds, auteur de Linux. Le nom GitHub est composé du mot « git » faisant référence au système de contrôle de version open-source et le mot « hub » faisant référence au réseau social bâti autour du système Git.</text:p>
      <text:p text:style-name="Standard"><text:span text:style-name="T23">Parmi les principales fonctionnalités de git, on peut citer</text:span>:</text:p>
      <text:list xml:id="list8391444411675251374" text:style-name="L1">
        <text:list-item>
          <text:p text:style-name="P22"><text:s/>Fournit des informations sur l’évolution d’un ou d’un ensemble de fichiers</text:p>
        </text:list-item>
        <text:list-item>
          <text:p text:style-name="P21"><text:s/>Quand le(s) fichier(s) ont été modifiés <text:span text:style-name="T23">et par qui</text:span></text:p>
        </text:list-item>
        <text:list-item>
          <text:p text:style-name="P21"><text:s/>Qu’est ce qui a été modifié</text:p>
        </text:list-item>
        <text:list-item>
          <text:p text:style-name="P21"><text:s/>Permet à plusieurs personnes de faire évoluer un ensemble de fichiers</text:p>
        </text:list-item>
      </text:list>
      <text:p text:style-name="P18"><text:line-break/></text:p>
      <text:h text:style-name="P38" text:outline-level="2"><text:bookmark-start text:name="__RefHeading___Toc500_1583190050"/>Création d’un dépôt Github<text:bookmark-end text:name="__RefHeading___Toc500_1583190050"/></text:h>
      <text:p text:style-name="P3"><text:s text:c="2"/>création d’un dossier sur ma machine </text:p>
      <text:p text:style-name="P3">/Documents/pizza-louis</text:p>
      <text:p text:style-name="P3">- front : l’application angular/Cordova</text:p>
      <text:p text:style-name="P3">- backend : serveur express</text:p>
      <text:p text:style-name="P3">- <text:span text:style-name="T21">sql_dump : pour stocker les dumps sql de la base</text:span></text:p>
      <text:p text:style-name="P3"/>
      <text:p text:style-name="P3">initialisation d’un repos git :</text:p>
      <text:p text:style-name="P24"><text:span text:style-name="Source_20_Text">git init </text:span></text:p>
      <text:p text:style-name="P3"/>
      <text:p text:style-name="P3">ajout de <text:span text:style-name="T1">fichiers/dossiers</text:span></text:p>
      <text:p text:style-name="P24"><text:span text:style-name="Source_20_Text">git add .</text:span></text:p>
      <text:p text:style-name="P3"/>
      <text:p text:style-name="P3">Commit de la structure du projet</text:p>
      <text:p text:style-name="P24"><text:span text:style-name="Source_20_Text">git commit </text:span></text:p>
      <text:p text:style-name="P3"/>
      <text:p text:style-name="P3">création du remote <text:span text:style-name="T1">sur github puis liaison avec le depot local</text:span></text:p>
      <text:p text:style-name="P24"><text:span text:style-name="Source_20_Text">git remote add origin </text:span><text:a xlink:type="simple" xlink:href="https://github.com/user/repo.git" text:style-name="Internet_20_link" text:visited-style-name="Visited_20_Internet_20_Link"><text:span text:style-name="Source_20_Text">https://github.com/user/repo.git</text:span></text:a></text:p>
      <text:p text:style-name="P3"/>
      <text:p text:style-name="P4">push des modifications :</text:p>
      <text:p text:style-name="P25"><text:span text:style-name="Source_20_Text">git push origin master</text:span></text:p>
      <text:p text:style-name="P3"/>
      <text:h text:style-name="P37" text:outline-level="1"><text:bookmark-start text:name="__RefHeading___Toc538_1583190050"/>Base de Données : PostgreSQL<text:bookmark-end text:name="__RefHeading___Toc538_1583190050"/></text:h>
      <text:h text:style-name="P39" text:outline-level="2"><text:bookmark-start text:name="__RefHeading___Toc526_1583190050"/>Présentation de PostgreSQL<text:bookmark-end text:name="__RefHeading___Toc526_1583190050"/></text:h>
      <text:p text:style-name="Standard"><text:tab/>PostgreSQL est un des principaux SGBD-R (systèmes de gestion de bases de données relationnelles) du marché. Il est libre et gratuit <text:span text:style-name="T18">sous licence BSD</text:span>.<text:span text:style-name="T18"><text:tab/>Les p</text:span>rincipales fonctionnalités offertes par PostgreSQL <text:span text:style-name="T18">sont</text:span>:</text:p>
      <text:list xml:id="list4347523761955226910" text:style-name="L2">
        <text:list-item>
          <text:p text:style-name="P23">Compatibilité très complète avec les standards SQL 92 et 99</text:p>
        </text:list-item>
        <text:list-item>
          <text:p text:style-name="P23">Règles.</text:p>
        </text:list-item>
        <text:list-item>
          <text:p text:style-name="P23">Vues.</text:p>
        </text:list-item>
        <text:list-item>
          <text:p text:style-name="P23">Triggers.</text:p>
        </text:list-item>
        <text:list-item>
          <text:p text:style-name="P23">Procédures stockées.</text:p>
        </text:list-item>
        <text:list-item>
          <text:p text:style-name="P23">Séquences .</text:p>
        </text:list-item>
        <text:list-item>
          <text:p text:style-name="P23">Jointures externes.</text:p>
        </text:list-item>
        <text:list-item>
          <text:p text:style-name="P23">Requêtes imbriquées.</text:p>
        </text:list-item>
        <text:list-item>
          <text:p text:style-name="P23">Transactions imbriquées.</text:p>
        </text:list-item>
        <text:list-item>
          <text:p text:style-name="P23">Intégrité référentielle (foreign keys).</text:p>
        </text:list-item>
        <text:list-item>
          <text:p text:style-name="P23">Support pour les requêtes de type UNION, UNION ALL et EXCEPT.</text:p>
        </text:list-item>
        <text:list-item>
          <text:p text:style-name="P23">Index partiels et indexes sur les fonctions.</text:p>
        </text:list-item>
        <text:list-item>
          <text:p text:style-name="P23">Sauvegardes à chaud, complètes ou incrémentales.</text:p>
        </text:list-item>
        <text:list-item>
          <text:p text:style-name="P23">Restaurations complètes ou partielles.</text:p>
        </text:list-item>
        <text:list-item>
          <text:p text:style-name="P23">Import et Export de données très simple.</text:p>
        </text:list-item>
        <text:list-item>
          <text:p text:style-name="P23">Langages procéduraux. En particulier, PL/PGSQL est proche du langage PL/SQL d’Oracle.</text:p>
        </text:list-item>
        <text:list-item>
          <text:p text:style-name="P23">Gestion de XML.</text:p>
        </text:list-item>
        <text:list-item>
          <text:p text:style-name="P23">Support de Unicode.</text:p>
        </text:list-item>
        <text:list-item>
          <text:p text:style-name="P23">Possibilité d'ajouter des extensions à volonté : types utilisateur, fonctions utilisateur en C</text:p>
        </text:list-item>
      </text:list>
      <text:p text:style-name="Standard"/>
      <text:p text:style-name="Standard"><text:tab/>PostgreSQL est un SGBDR complet, stable, performant, riche de nombreuses années de développement, en évolution constante, soutenu par une communauté active. Comme de nombreux logiciels libres (citons Apache, Linux, Tomcat, <text:span text:style-name="T19">Libre</text:span> Office), c'est un produit mature, parfaitement à même de remplacer les produits commerciaux en entreprise. <text:span text:style-name="T19">De plus, de nombreux paquets nodejs permettent à une application JavaScript de s’y connecter simplement, soit en utilisant des requêtes SQL directement (« pg » par exemple), ou via des ORM (Object-Relational-Mapping) pour une manipulation orientée objet des données de la base (grâce à « sequelize » par exemple).</text:span></text:p>
      <text:p text:style-name="Standard"/>
      <text:h text:style-name="P39" text:outline-level="2"><text:bookmark-start text:name="__RefHeading___Toc483_1414131607"/>Création de la base Pizzas<text:bookmark-end text:name="__RefHeading___Toc483_1414131607"/></text:h>
      <text:p text:style-name="P15">création d’un nouvel utilisateur :</text:p>
      <text:p text:style-name="P17">connection en tant qu’utilisateur postgres, createuser login : louis, -P : demande le prompt pour le password</text:p>
      <text:p text:style-name="P28"><text:span text:style-name="Source_20_Text">sudo -</text:span><text:span text:style-name="Source_20_Text"><text:span text:style-name="T20">u</text:span></text:span><text:span text:style-name="Source_20_Text"> postgres createuser louis -</text:span><text:span text:style-name="Source_20_Text"><text:span text:style-name="T20">P</text:span></text:span></text:p>
      <text:p text:style-name="P15"/>
      <text:p text:style-name="P15"><text:soft-page-break/>création d’une nouvelle base de données :</text:p>
      <text:p text:style-name="P29"><text:span text:style-name="Source_20_Text">sudo -u postgres createdb pizzas -e utf-8 --owner louis</text:span></text:p>
      <text:h text:style-name="P39" text:outline-level="2"><text:bookmark-start text:name="__RefHeading___Toc530_1583190050"/>Schéma de la base de données et du script SQL.<text:bookmark-end text:name="__RefHeading___Toc530_1583190050"/></text:h>
      <text:p text:style-name="P16"/>
      <text:p text:style-name="P26">Description des entités composant la base :</text:p>
      <text:p text:style-name="P26"><text:span text:style-name="T4">utilisateur </text:span>: regroupe les informations sur les clients inscripts sur l’application mobile</text:p>
      <text:p text:style-name="P26"><text:span text:style-name="T24">id,</text:span>nom. Prénom, login password, tel,mail, adresse </text:p>
      <text:p text:style-name="P26"/>
      <text:p text:style-name="P27"><text:span text:style-name="T4">Ingredients </text:span>:</text:p>
      <text:p text:style-name="P27">id, nom, type (base, top), disponibilité (bool), description(text), icon ?</text:p>
      <text:p text:style-name="P27"><text:span text:style-name="T4">Pizzas </text:span>:</text:p>
      <text:p text:style-name="P27">id, nom, slogan, description, picture, id_categorie, prix_small, prix_large, id_ingredient_base</text:p>
      <text:p text:style-name="P27"><text:span text:style-name="T4">categorie </text:span>:</text:p>
      <text:p text:style-name="P27">id, nom, description</text:p>
      <text:p text:style-name="P27"><text:span text:style-name="T4">pizzas_ingredients</text:span> :</text:p>
      <text:p text:style-name="P27">id_pizza, id_ingredients</text:p>
      <text:p text:style-name="P27"/>
      <text:p text:style-name="P27"><text:span text:style-name="T4">comments </text:span>:</text:p>
      <text:p text:style-name="P27">id, id_utilisateur, date, texte, etat (modration), note (0-5)</text:p>
      <text:p text:style-name="P27"><text:span text:style-name="T4">comments_pizzas</text:span> :</text:p>
      <text:p text:style-name="P27">id_pizza, id_comment</text:p>
      <text:p text:style-name="P27"/>
      <text:p text:style-name="P27"><text:span text:style-name="T4">commandes </text:span>:</text:p>
      <text:p text:style-name="P27">id, date_cmd, date_retrait, id_utilisateur, id_payement, prix</text:p>
      <text:p text:style-name="P27"><text:span text:style-name="T4">commandes_pizzas</text:span> :</text:p>
      <text:p text:style-name="P27">id_commande, id_pizza, qtte, size</text:p>
      <text:p text:style-name="P27"/>
      <text:p text:style-name="P27"><text:span text:style-name="T4">news </text:span>:</text:p>
      <text:p text:style-name="P27"><text:soft-page-break/>id, date, title, texte, picture</text:p>
      <text:p text:style-name="P27"><text:span text:style-name="T4">news_comments</text:span> :</text:p>
      <text:p text:style-name="P27">id_news, id_comment</text:p>
      <text:p text:style-name="P27">+ image de la base</text:p>
      <text:p text:style-name="P27"/>
      <text:p text:style-name="P20"/>
      <text:h text:style-name="P33" text:outline-level="1"><text:bookmark-start text:name="__RefHeading___Toc502_1583190050"/>Création backend express<text:bookmark-end text:name="__RefHeading___Toc502_1583190050"/></text:h>
      <text:p text:style-name="Text_20_body"/>
      <text:p text:style-name="P14">Génération du serveur via express-generator :</text:p>
      <text:p text:style-name="P42"><text:span text:style-name="Source_20_Text">express backend –view hbs</text:span> <text:s text:c="2"/></text:p>
      <text:p text:style-name="P14">autres modules npm nécessaires :</text:p>
      <text:p text:style-name="P14">sequelize, <text:span text:style-name="T17">pg : gestion de la base de données et connection/requete</text:span></text:p>
      <text:p text:style-name="P30">passeport : gestion des accès utilisateur</text:p>
      <text:p text:style-name="P30"/>
      <text:p text:style-name="P31">Initialisation hbs + description des routes principales (login, admin, api)</text:p>
      <text:p text:style-name="P30"/>
      <text:h text:style-name="Heading_20_2" text:outline-level="2"><text:bookmark-start text:name="__RefHeading___Toc485_1414131607"/>module de connexion à la base de données :<text:bookmark-end text:name="__RefHeading___Toc485_1414131607"/></text:h>
      <text:p text:style-name="P31"/>
      <text:p text:style-name="P31">Dossier /models </text:p>
      <text:p text:style-name="P31"/>
      <text:h text:style-name="Heading_20_2" text:outline-level="2"><text:bookmark-start text:name="__RefHeading___Toc491_1414131607"/>Administration du site /admin :<text:bookmark-end text:name="__RefHeading___Toc491_1414131607"/></text:h>
      <text:p text:style-name="P31">admin</text:p>
      <text:h text:style-name="Heading_20_2" text:outline-level="2"><text:bookmark-start text:name="__RefHeading___Toc493_1414131607"/>API Rest pizzas /api :<text:bookmark-end text:name="__RefHeading___Toc493_1414131607"/></text:h>
      <text:p text:style-name="P31">api</text:p>
      <text:h text:style-name="Heading_20_2" text:outline-level="2"><text:bookmark-start text:name="__RefHeading___Toc495_1414131607"/>Login et authentification /login :<text:bookmark-end text:name="__RefHeading___Toc495_1414131607"/></text:h>
      <text:p text:style-name="P31">Login</text:p>
      <text:p text:style-name="P31"/>
      <text:p text:style-name="P31"/>
      <text:h text:style-name="P35" text:outline-level="1"><text:bookmark-start text:name="__RefHeading___Toc497_1414131607"/>Création de l’application mobile Pizza-Louis<text:bookmark-end text:name="__RefHeading___Toc497_1414131607"/></text:h>
      <text:p text:style-name="P31">blablabla</text:p>
      <text:h text:style-name="Heading_20_2" text:outline-level="2"><text:bookmark-start text:name="__RefHeading___Toc499_1414131607"/>Installation des bibliothèques nécessaires (Angular4)<text:bookmark-end text:name="__RefHeading___Toc499_1414131607"/></text:h>
      <text:p text:style-name="P31">angular-cli</text:p>
      <text:h text:style-name="Heading_20_2" text:outline-level="2"><text:bookmark-start text:name="__RefHeading___Toc501_1414131607"/>navigation dans l’application<text:bookmark-end text:name="__RefHeading___Toc501_1414131607"/></text:h>
      <text:p text:style-name="P31">schéma workflow</text:p>
      <text:h text:style-name="Heading_20_2" text:outline-level="2"><text:bookmark-start text:name="__RefHeading___Toc503_1414131607"/>implementation <text:bookmark-end text:name="__RefHeading___Toc503_1414131607"/></text:h>
      <text:p text:style-name="Text_20_body"/>
      <text:h text:style-name="Heading_20_2" text:outline-level="2"><text:bookmark-start text:name="__RefHeading___Toc505_1414131607"/>Installation cordova et platform android<text:bookmark-end text:name="__RefHeading___Toc505_1414131607"/></text:h>
      <text:p text:style-name="P31">blablabla</text:p>
      <text:h text:style-name="Heading_20_2" text:outline-level="2"><text:bookmark-start text:name="__RefHeading___Toc507_1414131607"/>import du projet dans l’application<text:bookmark-end text:name="__RefHeading___Toc507_1414131607"/></text:h>
      <text:p text:style-name="P31">cdsc</text:p>
      <text:h text:style-name="Heading_20_2" text:outline-level="2"><text:bookmark-start text:name="__RefHeading___Toc509_1414131607"/>compilation et test<text:bookmark-end text:name="__RefHeading___Toc509_1414131607"/></text:h>
      <text:p text:style-name="P31">Dvs</text:p>
      <text:p text:style-name="P31"/>
      <text:p text:style-name="P31"/>
      <text:p text:style-name="P31"/>
      <text:h text:style-name="P35" text:outline-level="1"><text:bookmark-start text:name="__RefHeading___Toc511_1414131607"/>Conclusion<text:bookmark-end text:name="__RefHeading___Toc511_1414131607"/></text:h>
      <text:p text:style-name="P31">ce que j’ai appris, ce que j’ai confirmé, evolutions possibles pour l’application, reste à faire</text:p>
      <text:h text:style-name="Heading_20_2" text:outline-level="2"><text:bookmark-start text:name="__RefHeading___Toc513_1414131607"/>remerciements<text:bookmark-end text:name="__RefHeading___Toc513_1414131607"/></text:h>
      <text:p text:style-name="P31">blablabla greta blabla wallie creation…</text:p>
      <text:p text:style-name="P31"/>
      <text:h text:style-name="P35" text:outline-level="1"><text:bookmark-start text:name="__RefHeading___Toc515_1414131607"/>Annexes<text:bookmark-end text:name="__RefHeading___Toc515_1414131607"/></text:h>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top="0.3cm" fo:margin-bottom="0cm" loext:contextual-spacing="true" style:page-number="auto"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1cm" fo:margin-right="0cm" fo:margin-top="0.423cm" fo:margin-bottom="0.212cm" loext:contextual-spacing="false" fo:text-indent="0cm" style:auto-text-indent="false" style:shadow="none">
        <style:tab-stops/>
      </style:paragraph-properties>
      <style:text-properties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2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style:shadow="none" text:number-lines="false" text:line-number="0">
        <style:tab-stops>
          <style:tab-stop style:position="8.5cm" style:type="center"/>
          <style:tab-stop style:position="17cm" style:type="right"/>
        </style:tab-stops>
      </style:paragraph-properties>
      <style:text-properties fo:font-size="14pt" fo:background-color="#ffffff"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next-style-name="Index" style:class="index">
      <loext:graphic-properties draw:fill-image-width="0cm" draw:fill-image-height="0cm"/>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command_5f_line" style:display-name="command_line" style:family="paragraph" style:parent-style-name="Text_20_body">
      <style:text-properties officeooo:rsid="00232866"/>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8f2a" officeooo:paragraph-rsid="00208f2a"/>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Formation développeur JAVASCRIPT – Greta Dax 2017</text:p>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1:43:06.042030255</meta:creation-date>
    <dc:date>2017-05-11T15:42:17.336694132</dc:date>
    <meta:editing-duration>PT1H45M21S</meta:editing-duration>
    <meta:editing-cycles>14</meta:editing-cycles>
    <meta:generator>LibreOffice/5.1.6.2$Linux_X86_64 LibreOffice_project/10m0$Build-2</meta:generator>
    <meta:document-statistic meta:table-count="0" meta:image-count="0" meta:object-count="0" meta:page-count="11" meta:paragraph-count="172" meta:word-count="1264" meta:character-count="8307" meta:non-whitespace-character-count="7182"/>
  </office:meta>
</office:document-meta>
</file>